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8000002AF15D1E5FC80EC0F8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3.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sk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>
            <draw:frame draw:z-index="0" draw:name="Изображение 1" draw:style-name="gr1" draw:text-style-name="P1" svg:width="18.107cm" svg:height="8.227cm" svg:x="2.231cm" svg:y="0.444cm">
              <draw:image xlink:href="Pictures/10000000000005E8000002AF15D1E5FC80EC0F8A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2">
          <table:table-cell table:style-name="ce1" office:value-type="string" calcext:value-type="string">
            <text:p>Наша цена продукта</text:p>
          </table:table-cell>
          <table:table-cell table:style-name="ce1" office:value-type="string" calcext:value-type="string">
            <text:p>Цена конкурента</text:p>
          </table:table-cell>
          <table:table-cell table:number-columns-repeated="2"/>
        </table:table-row>
        <table:table-row table:style-name="ro1">
          <table:table-cell table:style-name="ce2" office:value-type="float" office:value="1000" calcext:value-type="float">
            <text:p>1 0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Объем продаж</text:p>
          </table:table-cell>
          <table:table-cell table:style-name="ce2" table:formula="of:=COM.MICROSOFT.IFS(([.$A$3]-[.$B$3])&gt;=300;500;-([.$A$3]-[.$B$3])&gt;=300;1500;ABS([.$A$3]-[.$B$3])&lt;300;1000)"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2"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5T19:40:20.828000000</dc:date>
    <meta:editing-duration>PT32M54S</meta:editing-duration>
    <meta:editing-cycles>7</meta:editing-cycles>
    <meta:generator>LibreOffice/7.3.4.2$Windows_X86_64 LibreOffice_project/728fec16bd5f605073805c3c9e7c4212a0120dc5</meta:generator>
    <meta:document-statistic meta:table-count="1" meta:cell-count="6" meta:object-count="1"/>
  </office:meta>
</office:document-meta>
</file>